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7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7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7">
            <calcext:condition calcext:apply-style-name="Error" calcext:value="duplicate" calcext:base-cell-address="list.B3"/>
          </calcext:conditional-format>
          <calcext:conditional-format calcext:target-range-address="list.C3:list.C31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 office:value-type="string" calcext:value-type="string">
            <text:p>프로그파티</text:p>
          </table:table-cell>
          <table:table-cell table:style-name="ce157"/>
          <table:table-cell table:style-name="ce165"/>
          <table:table-cell table:style-name="ce165" office:value-type="string" calcext:value-type="string">
            <text:p>노정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박정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 office:value-type="string" calcext:value-type="string">
            <text:p>주식회사 골드펌킨(GoldPumpkin Inc.)</text:p>
          </table:table-cell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 office:value-type="string" calcext:value-type="string">
            <text:p>（주）자라나는씨앗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김종화</text:p>
          </table:table-cell>
          <table:table-cell table:style-name="ce104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을 제작한 학생들이 있다. 정보문화학과 수업 팀 프로젝트로 시작해 세계 최대 게임 플랫폼 ‘스팀’ 출시까지 이르게 된, 다양한 재능으로 뭉친 ‘하드토크 스튜디오’ 팀을 만나보았다.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유영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백호종</text:p>
          </table:table-cell>
          <table:table-cell table:style-name="ce104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. 라이징윙스 레버리지실에서 프로젝트R팀에서 아트를 담당하고 있는 백호종입니다.</text:p>
            <text:p/>
            <text:p>라이징윙스 입사 전에 쭉 혼자 게임을 만들어왔고, ‘indev-studio’라는 1인 스튜디오를 설립했어요. 대표작은 2020년 스팀에 론칭한 게임 ‘DOTORI’로…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IndigoBlue Game Studio</text:p>
          </table:table-cell>
          <table:table-cell table:style-name="ce104" office:value-type="string" calcext:value-type="string">
            <text:p>인디고블루 게임 스튜디오</text:p>
          </table:table-cell>
          <table:table-cell table:style-name="ce157"/>
          <table:table-cell table:style-name="ce165"/>
          <table:table-cell table:style-name="ce165" office:value-type="string" calcext:value-type="string">
            <text:p>김혜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고블루 게임 스튜디오는 1인 개발자 김혜겸씨가 홀로 이끌고 있는 게임개발 팀으로, ‘SPLIT BULLET(스플릿 불릿)’, ‘Vectorium(벡터리움)’, ‘Blindia(블라인디아)’ 등 3개의 작품을 출시한 이력이 있다. 이번 신작 ASCENXION은 네 번째 도전이다.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4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 office:value-type="string" calcext:value-type="string">
            <text:p>라이어버드스튜디오</text:p>
          </table:table-cell>
          <table:table-cell table:style-name="ce157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송경진 대표는 과거에 게임을 만들면서 알게 된 지인들과 온라인 커뮤니티 구인을 통해 팀원을 모아 3년의 개발 끝에 게임을 출시했다.</text:p>
            <text:p/>
            <text:p><text:a xlink:href="https://www.khgames.co.kr/news/articleView.html?idxno=128826" xlink:type="simple">https://www.khgames.co.kr/news/articleView.html?idxno=128826</text:a>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4" office:value-type="string" calcext:value-type="string">
            <text:p>민트로켓</text:p>
          </table:table-cell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 office:value-type="string" calcext:value-type="string">
            <text:p>주식회사 몬스터가이드</text:p>
          </table:table-cell>
          <table:table-cell table:style-name="ce157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4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 office:value-type="string" calcext:value-type="string">
            <text:p>주식회사 문랩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 office:value-type="string" calcext:value-type="string">
            <text:p>주식회사 나날이</text:p>
          </table:table-cell>
          <table:table-cell table:style-name="ce157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4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 office:value-type="string" calcext:value-type="string">
            <text:p>주식회사 네오노비스</text:p>
          </table:table-cell>
          <table:table-cell table:style-name="ce157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4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6:list.C297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08:57:02.15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6T09:48:26.443000000</dc:date>
    <meta:editing-duration>P2DT19H49M38S</meta:editing-duration>
    <meta:editing-cycles>1107</meta:editing-cycles>
    <meta:document-statistic meta:table-count="4" meta:cell-count="358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